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9E0000040C663E68AA545113AB.png" manifest:media-type="image/png"/>
  <manifest:file-entry manifest:full-path="Pictures/100000000000007C0000008E99C33DB817C03306.png" manifest:media-type="image/png"/>
  <manifest:file-entry manifest:full-path="Pictures/10000000000004A00000040E49EE658791847D38.png" manifest:media-type="image/png"/>
  <manifest:file-entry manifest:full-path="Pictures/1000079000005222000052224DA06EEB5651BF50.svg" manifest:media-type="image/svg+xml"/>
  <manifest:file-entry manifest:full-path="Pictures/100002010000097B0000029F9E01B19924E7A17E.png" manifest:media-type="image/png"/>
  <manifest:file-entry manifest:full-path="Pictures/100000000000014D000001632EE0719B4A56799C.jpg" manifest:media-type="image/jpeg"/>
  <manifest:file-entry manifest:full-path="Pictures/10000000000002B20000025D11870851BEA0A773.png" manifest:media-type="image/png"/>
  <manifest:file-entry manifest:full-path="Pictures/100000000000049E0000040D1A5305CD06CBEBF0.png" manifest:media-type="image/png"/>
  <manifest:file-entry manifest:full-path="Pictures/100002010000017B00000176B3EBB85CAE6EF012.png" manifest:media-type="image/png"/>
  <manifest:file-entry manifest:full-path="Pictures/10000201000000AE00000055DAE365E50CCA2D8B.png" manifest:media-type="image/png"/>
  <manifest:file-entry manifest:full-path="Pictures/100000000000033D000000D2F3DEC8C98DBD936B.png" manifest:media-type="image/png"/>
  <manifest:file-entry manifest:full-path="Pictures/10003C8000006775000029723878BA4031803E10.svg" manifest:media-type="image/svg+xml"/>
  <manifest:file-entry manifest:full-path="Pictures/10000201000002C3000002C3D1650E3FDBD82BBB.png" manifest:media-type="image/png"/>
  <manifest:file-entry manifest:full-path="Pictures/1000000000000112000000B8EC14B9A605374F89.jpg" manifest:media-type="image/jpeg"/>
  <manifest:file-entry manifest:full-path="Pictures/10000201000004BB000001A3BAA0A0D52951C47A.png" manifest:media-type="image/png"/>
  <manifest:file-entry manifest:full-path="Pictures/1000000000000215000000FA1467699FE2B270DE.png" manifest:media-type="image/png"/>
  <manifest:file-entry manifest:full-path="Pictures/10000000000000C3000001119702E1D51117E628.png" manifest:media-type="image/png"/>
  <manifest:file-entry manifest:full-path="Pictures/100002010000010000000100E3BCA80C1EEB33C2.png" manifest:media-type="image/png"/>
  <manifest:file-entry manifest:full-path="Pictures/100000000000049B0000040703A54F3A1EB92E13.png" manifest:media-type="image/png"/>
  <manifest:file-entry manifest:full-path="Pictures/100000000000049A0000040583285FE34D1996C9.png" manifest:media-type="image/png"/>
  <manifest:file-entry manifest:full-path="Pictures/100000000000033D0000007E16BB410F3DF23CD5.png" manifest:media-type="image/png"/>
  <manifest:file-entry manifest:full-path="Pictures/10000201000002A600000240193E682A0E310B91.png" manifest:media-type="image/png"/>
  <manifest:file-entry manifest:full-path="Pictures/100095BF0000424000001F1C32AD8DB19ECAFC7D.svg" manifest:media-type="image/svg+xml"/>
  <manifest:file-entry manifest:full-path="Pictures/10000000000003B7000001492BFE13ABA1533FBC.png" manifest:media-type="image/png"/>
  <manifest:file-entry manifest:full-path="Pictures/1000412C00006775000029727EFF9AE86C573112.svg" manifest:media-type="image/svg+xml"/>
  <manifest:file-entry manifest:full-path="Pictures/10000201000003E9000001917ECAD024F8BE92CD.png" manifest:media-type="image/png"/>
  <manifest:file-entry manifest:full-path="Pictures/10000201000003E900000191D5FE85D0DAD60550.png" manifest:media-type="image/png"/>
  <manifest:file-entry manifest:full-path="Pictures/1000020100000384000002B4301A0257DF017896.png" manifest:media-type="image/png"/>
  <manifest:file-entry manifest:full-path="Pictures/10000000000006E2000003E82B60BE4F13907D0B.png" manifest:media-type="image/png"/>
  <manifest:file-entry manifest:full-path="Pictures/10000000000002A200000188803E24BD8B4BF756.png" manifest:media-type="image/png"/>
  <manifest:file-entry manifest:full-path="Pictures/1000000000000358000001FEE01AEF6199A5F88C.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25000001D2A667E26C67D0AF61.png" manifest:media-type="image/png"/>
  <manifest:file-entry manifest:full-path="Pictures/10000201000002810000012D89283AAF80D786AB.png" manifest:media-type="image/png"/>
  <manifest:file-entry manifest:full-path="Pictures/1000020100000179000000355187942371A211F1.png" manifest:media-type="image/png"/>
  <manifest:file-entry manifest:full-path="Pictures/100000000000032100000120DBACFC904359541F.png" manifest:media-type="image/png"/>
  <manifest:file-entry manifest:full-path="Pictures/1000000000000499000004087B272B8F6066A2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ck Stuedi, Animesh Trivedi, Jonas Pfefferle, Ana Klimovic, </text:span></text:p>
            <text:p text:style-name="P1"><text:span text:style-name="T1">Adrian Schuepbach, Bernard Metzler </text:span></text:p>
          </draw:text-box>
        </draw:frame>
        <draw:custom-shape draw:name="Title 1" draw:style-name="gr1" draw:text-style-name="P4" draw:layer="layout" svg:width="20.304cm" svg:height="5.728cm" svg:x="4.411cm" svg:y="3.832cm">
          <text:p text:style-name="P3"><text:span text:style-name="T2">Unification of Temporary Storage in the NodeKernel Architectu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start by talking about temporary data a bit first. </text:span></text:p>
              <text:p text:style-name="P13"><text:span text:style-name="T5"/></text:p>
              <text:p text:style-name="P13"><text:span text:style-name="T5">Frameworks like Spark, Flink, Haddop deal with various forms of temporary data, and with temporary data we mean data that has a limited lifetime.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example is broadcast or shuffle data in a Spark job, or cached RDDs in Spark, or any similar data set in other frameworks. </text:span></text:p>
              <text:p text:style-name="P13"><text:span text:style-name="T6"/></text:p>
              <text:p text:style-name="P13"><text:span text:style-name="T6">We say broadcast and shuffle data are examples of intra-job temporary data because their lifetime is bound the the lifetime of the 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is also inter-job temporary data, like intermediate results shared between jobs in more complex workflow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about a machine learning workflow where the training phase is operating on a pre-processed data set that has been computed using map-reduce job. </text:span></text:p>
              <text:p text:style-name="P20"><text:span text:style-name="T5"/></text:p>
              <text:p text:style-name="P20"><text:span text:style-name="T5">Just like shuffle or broadcast data, the pre-processed data typically has a limited lifetime bound to the duration of the job or the workflow in this cas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out that temporary data is in fact an important class of data for many workloads. </text:span></text:p>
              <text:p text:style-name="P20"><text:span text:style-name="T6"/></text:p>
              <text:p text:style-name="P20"><text:span text:style-name="T6">For instance, 97 out of 100 TPC-DS queries when run on Spark include at a shuffle or a broadcast phase. </text:span></text:p>
              <text:p text:style-name="P20"><text:span text:style-name="T6"/></text:p>
              <text:p text:style-name="P20"><text:span text:style-name="T6">Riffle, a recent paper from FB on optimizing shuffle I/O reports that 50% of all jobs at FB have at least one shuffle phase. </text:span></text:p>
              <text:p text:style-name="P20"><text:span text:style-name="T6"/></text:p>
              <text:p text:style-name="P20"><text:span text:style-name="T6">Similarly, many ML workloads consist of multiple jobs, sharing intermediate results between jobs, and different frameworks have been proposed to manage these types of multi-job workflow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what’s the problem with temporary data, or how temporary data is managed. </text:span></text:p>
              <text:p text:style-name="P13"><text:span text:style-name="T6"/></text:p>
              <text:p text:style-name="P13"><text:span text:style-name="T6">The first issue is related to performance. Turns out it’s really difficult to leverage fast networking and storage hardware. </text:span></text:p>
              <text:p text:style-name="P13"><text:span text:style-name="T6"/></text:p>
              <text:p text:style-name="P13"><text:span text:style-name="T6">This figure shows the network bandwidth in Spark Terasort run on a 100G network with all data completely in DRAM. </text:span></text:p>
              <text:p text:style-name="P13"><text:span text:style-name="T6"/></text:p>
              <text:p text:style-name="P20"><text:span text:style-name="T6">Terasort is actually one of the most I/O intensive workloads because all the input data has to be shuffled over the network, so would be fantastic if we could make good of the available 100G network bandwidth. Unfortunately, though, the bandwidth never goes above 5-10 G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is shuffle, but similar performance issues can be observed for other types of temporary data and there are several papers documenting these issu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text:span><text:span text:style-name="T15">(e.g., 100 Gb/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assume you want to address these performance issues. It’s going to be really painful because temporary data management is often tightly integrated with the compute framework, so you would have to go and re-work the shuffle module, the broadcast module, the way RDD caching is implemented etc. And by the time those modules run efficiently on 100G, you find out that you’re shuffle operation is not making effective use of flash. Or maybe you want to support storage disaggregation, so now you again have took at each module. And even if do you, you’ve only look at one framework, but your workflow may spawn multiple framewor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stead of this...</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implement</text:span></text:p>
            <text:p><text:span text:style-name="T4">every operation</text:span></text:p>
            <text:p><text:span text:style-name="T4">for all the different</text:span></text:p>
            <text:p><text:span text:style-name="T4">hardware and </text:span></text:p>
            <text:p><text:span text:style-name="T4">deploymen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clearly, we don’t want to modify all the different modules and frameworks each time we want to support a new hardware or a new deployment mo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better do thi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ent hardware</text:span></text:p>
            <text:p><text:span text:style-name="T4">support once and </text:span></text:p>
            <text:p><text:span text:style-name="T4">support different </text:span></text:p>
            <text:p><text:span text:style-name="T4">operations and </text:span></text:p>
            <text:p><text:span text:style-name="T4">framework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work, we argue that a more flexible approach is to logically separate data processing from temporary data management. </text:span></text:p>
              <text:p text:style-name="P13"><text:span text:style-name="T6"/></text:p>
              <text:p text:style-name="P13"><text:span text:style-name="T6">Instead of exchanging temporary data directly between tasks, which is what current implementations do, data sharing should be implemented as storage operations on an external distributed data store. </text:span></text:p>
              <text:p text:style-name="P13"><text:span text:style-name="T6"/></text:p>
              <text:p text:style-name="P20"><text:span text:style-name="T6">By doing so, supporting new hardware or new deployment modes becomes much easier. If the data store can operate well on a 100G network, the shuffle operation will also perform well. If the data store operates well in a disaggregated environment, your shuffle and broadcast will also be capable of doing 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ow should the temporary data store look?</text:span><text:span text:style-name="T3"><text:line-break/></text:span><text:span text:style-name="T3"><text:line-break/></text:span><text:span text:style-name="T20">Can we use an existing storage platform, e.g., KV store, FS, etc.?</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set out to better understand the requirements for temporary data storage by looking at the size distribution of temporary data for different workloads. This figure shows, for a Spark deployment, the amount of shuffle and broadcast data generated per task for a TPC-DS SQL benchmark, PageRank on the Twitter Graph and Machine Learning using the Cocoa Framewor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observation is that the data sizes are ranging from a few bytes to almost 1GB per task. </text:span></text:p>
              <text:p text:style-name="P13"><text:span text:style-name="T6"/></text:p>
              <text:p text:style-name="P13"><text:span text:style-name="T6">What does that mean in terms of data storage?</text:span></text:p>
              <text:p text:style-name="P13"><text:span text:style-name="T6"/></text:p>
              <text:p text:style-name="P13"><text:span text:style-name="T6">Over the last years the research community has produced high-performance storage systems covering both ends of the spectrum. </text:span></text:p>
              <text:p text:style-name="P13"><text:span text:style-name="T6"/></text:p>
              <text:p text:style-name="P20"><text:span text:style-name="T6">RAMCloud, Pilaf, etc, are RDMA-based KV stores providing low-latency access for small data sets, so covering the left end of this spectrum very well.</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draw:frame draw:style-name="gr34" draw:text-style-name="P33" draw:layer="layout" svg:width="3.964cm" svg:height="4.517cm" svg:x="21.336cm" svg:y="3.302cm">
          <draw:text-box>
            <text:p><text:span text:style-name="T22">Filesystem regime:</text:span></text:p>
            <text:p><text:span text:style-name="T22">Octopus, </text:span></text:p>
            <text:p><text:span text:style-name="T22">Gassyfs, 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us is high-performance file systems for non-volatile memory, also RDMA based, providing high-bandwidth access to large data sets, covering the right end of the spectrum.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
            <text:p/>
          </draw:text-box>
        </draw:frame>
        <draw:frame draw:style-name="gr34" draw:text-style-name="P11" draw:layer="layout" svg:width="3.964cm" svg:height="4.517cm" svg:x="21.336cm" svg:y="3.302cm">
          <draw:text-box>
            <text:p><text:span text:style-name="T22">Filesystem regime:</text:span></text:p>
            <text:p><text:span text:style-name="T22">Octopus, </text:span></text:p>
            <text:p><text:span text:style-name="T22">Gassyfs, 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urns out that finding a storage platform that covers the full spectrum of data sizes, offering high-performance data access for any size, is much harder. </text:span></text:p>
              <text:p text:style-name="P20"><text:span text:style-name="T5"/></text:p>
              <text:p text:style-name="P20"><text:span text:style-name="T5">We found that the existing storage platforms either do not support arbitrary data sizes or are not able to perform well across the</text:span><text:span text:style-name="T6"> full spectrum. </text:span></text:p>
              <text:p text:style-name="P20"><text:span text:style-name="T6"/></text:p>
              <text:p text:style-name="P20"><text:span text:style-name="T6">Often the limitations are by design. For instance, a single key/value pair in distributed KV store is always stored on one server, limiting access bandwidth for large KV pairs. On the other hand, filesystems often cannot match the latencies of KV stores due to additional metadata overhead.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he need to perform well on a wide range of data sizes put us on new ground and actually was the starting point where we said ok let’s build something new. </text:span></text:p>
              <text:p text:style-name="P13"><text:span text:style-name="T6"/></text:p>
              <text:p text:style-name="P20"><text:span text:style-name="T6">And we if do, what other requirements do we hav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we need to be able to support large volumes of data. For instance, in some cases the amount of shuffle data can be as big as the input data. A purely memory based storage system is not going to be cost effective in such a cas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want to think about what right the abstraction is to support different types of temporary data. For instance, a KV interface might be a good match for accessing broadcast objects in Spark. A stream based file interface might be the right abstraction for accessing cached input data. On the other hand, neither the FS or the KV abstraction might be a good match when reading and writing shuffle which consists of both random writes and sequential rea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need scalability, means we want the system to be able to scale 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are also requirements that require less attention in temporary storage system, like fault tolerance or durability. </text:span></text:p>
              <text:p text:style-name="P13"><text:span text:style-name="T6"/></text:p>
              <text:p text:style-name="P13"><text:span text:style-name="T6">The lifetime of temporary data is often short, and data processing frameworks have fault-tolerance baked in, so maybe replicating each data item 3 times is an overkill.</text:span></text:p>
              <text:p text:style-name="P13"><text:span text:style-name="T6"/></text:p>
              <text:p text:style-name="P20"><text:span text:style-name="T6">That doesn’t mean we don’t need fault tolerance. In it’s a question of the likelyhood of loosing data, and the overhead fault-tolerance adds vs the cost of re-computing the dat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based on these requirements, we designed NodeKernel, a new distributed storage architecture for temporary data.</text:span></text:p>
              <text:p text:style-name="P20"><text:span text:style-name="T6"/></text:p>
              <text:p text:style-name="P20"><text:span text:style-name="T6">At a high level NodeKernel is fusing filesystem and keyvalue semantics into a single store, so it’s giving you the best of both worlds, low latency for small data sets, and high bandwidth for large data sets. </text:span></text:p>
              <text:p text:style-name="P20"><text:span text:style-name="T6"/></text:p>
              <text:p text:style-name="P20"><text:span text:style-name="T6">NodeKernel is designed explicitely with modern hardware in mind, some of the design decisions in NodeKernel are directly influenced by performance characteristics of fast networking and storage hardware.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Kernel exposes ar hierarchical namespace of nodes. Application can create, lookup, rename and delete nodes in the hierarchy. </text:span></text:p>
              <text:p text:style-name="P20"><text:span text:style-name="T6"/></text:p>
              <text:p text:style-name="P20"><text:span text:style-name="T6">The hierarchnical namespace applications to conveniently organize different types of temporary data, or to logically separate data from different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contrast to let’s say a file system where data is entirely stored in files, in NodeKernel every node in the tree can have some data attached to it. </text:span></text:p>
              <text:p text:style-name="P20"><text:span text:style-name="T6"/></text:p>
              <text:p text:style-name="P20"><text:span text:style-name="T6">The NodeKernel defines a type “Node” that supports operations to append data to a node, to read data from a node, or to update already written data with new dat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ory : Node {</text:span></text:p>
            <text:p text:style-name="P37"><text:span text:style-name="T33"><text:s text:c="2"/></text:span><text:span text:style-name="T33">Enumerate()</text:span></text:p>
            <text:p text:style-name="P37"><text:span text:style-name="T33">}</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nel: </text:span><text:span text:style-name="T3">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 Node {</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alue : Node {</text:span></text:p>
            <text:p text:style-name="P37"><text:span text:style-name="T37"><text:s text:c="2"/></text:span><text:span text:style-name="T37">Append()</text:span></text:p>
            <text:p text:style-name="P37"><text:span text:style-name="T37"><text:s text:c="2"/></text:span><text:span text:style-name="T37">Read();</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are Table and KeyValue nodes types. A table has Put/Get operations to add a new KeyValue node to the table, or to atomically replace an already existing KeyValue node.</text:span></text:p>
              <text:p text:style-name="P20"><text:span text:style-name="T6"/></text:p>
              <text:p text:style-name="P20"><text:span text:style-name="T6">Table and keyValue types are a convenient abstraction for caching data that needs regular update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nel: </text:span><text:span text:style-name="T3">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Node {</text:span></text:p>
            <text:p text:style-name="P37"><text:span text:style-name="T39"><text:s text:c="2"/></text:span><text:span text:style-name="T39">readSubtree()</text:span></text:p>
            <text:p text:style-name="P37"><text:span text:style-name="T39">}</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hen there is bag node type operating in concert with the file node type. A bag is basically a flat directory of files, but with an additional operation to read all the data of the files as if the bag was one large file. </text:span></text:p>
              <text:p text:style-name="P20"><text:span text:style-name="T6"/></text:p>
              <text:p text:style-name="P20"><text:span text:style-name="T6">The bag abstraction is convenient for shuffle operations as it allows each partition in a shuffle operation to be modelled as a bag. We get to that late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let’s take a look at how data is actually stored in NodeKernel. </text:span></text:p>
              <text:p text:style-name="P20"><text:span text:style-name="T6"/></text:p>
              <text:p text:style-name="P20"><text:span text:style-name="T6">NodeKernel’s architecture is actually very similar to the architecture of a distributed file system like hdfs or gfs. Data is chopped up in blocks, and the blocks are distributed over storage servers.</text:span></text:p>
              <text:p text:style-name="P20"><text:span text:style-name="T6"/></text:p>
              <text:p text:style-name="P20"><text:span text:style-name="T6">One difference in NodeKernel is that storage servers are logically grouped into storage classes. The simplest way to think about a storage class is, as all storage servers storing blocks of a certain type. So you might have a storage class for DRAM and storage class for flash or disk.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storage class to use for a particular node, how to distributed the blocks across the storage servers, etc., those are all decisions made by the meta server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data servers maintain a list of all free blocks in the cluster. And when applications append data to a node, the metadata server has to pick a block from the free list and allocate it to the no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metadata servers also maintain the basic tree structure of the storage hierarchy.</text:span></text:p>
              <text:p text:style-name="P20"><text:span text:style-name="T6"/></text:p>
              <text:p text:style-name="P20"><text:span text:style-name="T6">You may have observed that the meta data plane consists of multiple meta data server. This is because we partition the storage namespace across several servers to scalability reasons. Partitoining is done at the first level in the storage hierarchy, so each metadata server is responsible for exactly one top level subtre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a access</text:span></text:p>
          </draw:text-box>
        </draw:frame>
        <draw:frame draw:style-name="gr96" draw:text-style-name="P51" draw:layer="layout" svg:width="4.257cm" svg:height="0.899cm" svg:x="18.796cm" svg:y="8.808cm">
          <draw:text-box>
            <text:p text:style-name="P20"><text:span text:style-name="T46">data access</text:span></text:p>
          </draw:text-box>
        </draw:frame>
        <draw:frame draw:style-name="gr97" draw:text-style-name="P47" draw:layer="layout" svg:width="2.617cm" svg:height="1.916cm" svg:x="17.549cm" svg:y="4.027cm">
          <draw:text-box>
            <text:p text:style-name="P20"><text:span text:style-name="T41">Append()</text:span></text:p>
            <text:p text:style-name="P20"><text:span text:style-name="T41">Update()</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 KeyValu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clear advantage of NodeKernel’s architecture is that by separating the metadata from data plane, we gain flexibility. For every block the metadata server can find the most suitable storage server in the cluster in terms of storage media, loadbalancing 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 KeyValu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Cra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is our implementation of the NodeKernel architecture. It uses low-latency RDMA based RPC between the client and the metadata server to minimize the overhead of metadata operation to a few microseconds.</text:span></text:p>
              <text:p text:style-name="P20"><text:span text:style-name="T6"/></text:p>
              <text:p text:style-name="P20"><text:span text:style-name="T6">Crail comes with three storage classes. Flash access via NVMe-over fabrics, DRAM accessed via RDMA, and DRAM accessed via TCP. </text:span></text:p>
              <text:p text:style-name="P20"><text:span text:style-name="T6"/></text:p>
              <text:p text:style-name="P20"><text:span text:style-name="T6">Crail is a current apache incubator project and its code is open sourc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aluatio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mall and Large Data Set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of the main requirements we discussed in the beginning is the ability to perform well on a wide range of data sizes. </text:span></text:p>
              <text:p text:style-name="P20"><text:span text:style-name="T6"/></text:p>
              <text:p text:style-name="P20"><text:span text:style-name="T6">This slide shows on the left, the performance of Crail for KeyValue GET operations on small 256B data sets, and on the right, the performance for reading a large 10GB file. <text:s/></text:span></text:p>
              <text:p text:style-name="P20"><text:span text:style-name="T6"/></text:p>
              <text:p text:style-name="P20"><text:span text:style-name="T6">In both cases Crail’s performance is very close the hardware limit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Shuffle </text:span><text:span text:style-name="T58">using Crail::Ba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696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k</text:span></text:p>
            <text:p text:style-name="P8"><text:span text:style-name="T28">transfe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with the basic performance looking good for both small and large data sets, let’s see if NodeKernel’s abstractions are helpful to implement higher-level operations and whether we can accelerate those operation. </text:span></text:p>
              <text:p text:style-name="P20"><text:span text:style-name="T6"/></text:p>
              <text:p text:style-name="P20"><text:span text:style-name="T6">We use data shuffling in Spark as an exampl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Shuffle using Crail::Ba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696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1)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GroupBy (80M keys, 4K)</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exible Deploymen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processing 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uration</text:span></text:p>
          </draw:text-box>
        </draw:frame>
        <draw:frame draw:style-name="gr189" draw:text-style-name="P11" draw:layer="layout" svg:width="4.837cm" svg:height="3.191cm" svg:x="18.288cm" svg:y="8.382cm">
          <draw:text-box>
            <text:p text:style-name="P78"><text:span text:style-name="T4">Disaggregation,</text:span></text:p>
            <text:p text:style-name="P78"><text:span text:style-name="T4">Flash/DRAM ratio,</text:span></text:p>
            <text:p text:style-name="P78"><text:span text:style-name="T4">RDMA, TCP,</text:span></text:p>
            <text:p text:style-name="P8"><text:span text:style-name="T4">NVM-of-Fabrics,</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RAM / Flash Rati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onclusio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pen Sour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ack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rsistence &amp; Fault Toleranc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text:span><text:span text:style-name="T25">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interfac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entatio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lide Materia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mporary Data Storage Requiremen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ging temporary data efficiently is key to the performance of data processing workloads. </text:span></text:p>
              <text:p text:style-name="P20"><text:span text:style-name="T6"/></text:p>
              <text:p text:style-name="P20"><text:span text:style-name="T6">There have been several research </text:span></text:p>
              <text:p text:style-name="P20"><text:span text:style-name="T6"/></text:p>
              <text:p text:style-name="P20"><text:span text:style-name="T6">For instance, about 50% of all Spark jobs at FB have a shuffle phase. Similarly, many ML workloads are actually workflows consisting of multiple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Write</text:span></text:p>
          </draw:text-box>
        </draw:frame>
        <draw:frame draw:style-name="gr67" draw:text-style-name="P45" draw:layer="layout" svg:width="2.246cm" svg:height="1.361cm" svg:x="10.201cm" svg:y="10.38cm">
          <draw:text-box>
            <text:p text:style-name="P8"><text:span text:style-name="T41">Storag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a Lookup</text:span></text:p>
          </draw:text-box>
        </draw:frame>
        <draw:frame draw:style-name="gr67" draw:text-style-name="P45" draw:layer="layout" svg:width="2.246cm" svg:height="1.361cm" svg:x="12.701cm" svg:y="10.381cm">
          <draw:text-box>
            <text:p text:style-name="P8"><text:span text:style-name="T41">Storag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Crai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stem Architectur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e</text:span></text:p>
            <text:p text:style-name="P8"><text:span text:style-name="T41">Class 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ory : Node {</text:span></text:p>
            <text:p><text:span text:style-name="T68"><text:s text:c="2"/></text:span><text:span text:style-name="T68">Enumerate()</text:span></text:p>
            <text:p><text:span text:style-name="T68">}</text:span></text:p>
            <text:p><text:span text:style-name="T69">File : Node {</text:span></text:p>
            <text:p><text:span text:style-name="T69"><text:s text:c="2"/></text:span><text:span text:style-name="T69">Read()</text:span></text:p>
            <text:p><text:span text:style-name="T69"><text:s text:c="2"/></text:span><text:span text:style-name="T69">Append()</text:span></text:p>
            <text:p><text:span text:style-name="T69">}</text:span></text:p>
            <text:p><text:span text:style-name="T70">Bag : Node {</text:span></text:p>
            <text:p><text:span text:style-name="T70"><text:s text:c="2"/></text:span><text:span text:style-name="T70">readSubtree()</text:span></text:p>
            <text:p><text:span text:style-name="T70">}</text:span></text:p>
            <text:p><text:span text:style-name="T71">Table : Node {</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 Type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ory : Node {</text:span></text:p>
            <text:p><text:span text:style-name="T24"><text:s text:c="2"/></text:span><text:span text:style-name="T24">Enumerate()</text:span></text:p>
            <text:p><text:span text:style-name="T24">}</text:span></text:p>
            <text:p><text:span text:style-name="T73">File : Node {</text:span></text:p>
            <text:p><text:span text:style-name="T73"><text:s text:c="2"/></text:span><text:span text:style-name="T73">Read()</text:span></text:p>
            <text:p><text:span text:style-name="T73"><text:s text:c="2"/></text:span><text:span text:style-name="T73">Append()</text:span></text:p>
            <text:p><text:span text:style-name="T73">}</text:span></text:p>
            <text:p><text:span text:style-name="T74">Bag : Node {</text:span></text:p>
            <text:p><text:span text:style-name="T74"><text:s text:c="2"/></text:span><text:span text:style-name="T74">readSubtree()</text:span></text:p>
            <text:p><text:span text:style-name="T74">}</text:span></text:p>
            <text:p><text:span text:style-name="T75">Table : Node {</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Meta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Meta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 text:c="16"/></text:span><text:span text:style-name="T41">RPC request</text:span></text:p>
          </draw:text-box>
        </draw:frame>
        <draw:frame draw:style-name="gr263" draw:text-style-name="P12" draw:layer="layout" svg:width="7.62cm" svg:height="0.806cm" svg:x="9.398cm" svg:y="12.332cm">
          <draw:text-box>
            <text:p text:style-name="P8"><text:span text:style-name="T41"><text:s text:c="15"/></text:span><text:span text:style-name="T41">RPC respons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4" draw:text-style-name="P41" draw:layer="layout" svg:width="1.92cm" svg:height="1.275cm" svg:x="17.497cm" svg:y="4.573cm">
          <draw:text-box>
            <text:p text:style-name="P8"><text:span text:style-name="T76">RPC</text:span></text:p>
            <text:p text:style-name="P8"><text:span text:style-name="T76">req</text:span></text:p>
          </draw:text-box>
        </draw:frame>
        <draw:frame draw:style-name="gr275" draw:text-style-name="P41" draw:layer="layout" svg:width="2.25cm" svg:height="1.275cm" svg:x="19.098cm" svg:y="4.574cm">
          <draw:text-box>
            <text:p text:style-name="P8"><text:span text:style-name="T76">RPC</text:span></text:p>
            <text:p text:style-name="P8"><text:span text:style-name="T76">resp</text:span></text:p>
          </draw:text-box>
        </draw:frame>
        <draw:frame draw:style-name="gr273"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 text:c="4"/></text:span><text:span text:style-name="T77">Storage block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M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er-Level I/O: Dat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 text:c="4"/></text:span><text:span text:style-name="T77">Storage block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M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stead of this...</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cast</text:span></text:p>
          </draw:text-box>
        </draw:frame>
        <draw:frame draw:style-name="gr9" draw:text-style-name="P18" draw:layer="layout" svg:width="3.429cm" svg:height="1.016cm" draw:transform="rotate (1.5707963267949) translate (8.421cm 7.187cm)">
          <draw:text-box>
            <text:p><text:span text:style-name="T9">Shuffl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mediate 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better do thi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cast</text:span></text:p>
          </draw:text-box>
        </draw:frame>
        <draw:frame draw:style-name="gr9" draw:text-style-name="P18" draw:layer="layout" svg:width="3.429cm" svg:height="1.016cm" draw:transform="rotate (1.5707963267949) translate (8.42cm 7.208cm)">
          <draw:text-box>
            <text:p><text:span text:style-name="T9">Shuffl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mediate 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ap</text:span></text:p>
          </draw:text-box>
        </draw:frame>
        <draw:frame draw:style-name="gr318" draw:text-style-name="P62" draw:layer="layout" svg:width="2.266cm" svg:height="0.947cm" svg:x="5.389cm" svg:y="5.025cm">
          <draw:text-box>
            <text:p text:style-name="P8"><text:span text:style-name="T28">Cores</text:span></text:p>
          </draw:text-box>
        </draw:frame>
        <draw:frame draw:style-name="gr318" draw:text-style-name="P62" draw:layer="layout" svg:width="4.421cm" svg:height="0.947cm" svg:x="12.494cm" svg:y="5.025cm">
          <draw:text-box>
            <text:p text:style-name="P8"><text:span text:style-name="T28">Reduc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73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npu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utpu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ap</text:span></text:p>
          </draw:text-box>
        </draw:frame>
        <draw:frame draw:style-name="gr318" draw:text-style-name="P62" draw:layer="layout" svg:width="2.266cm" svg:height="0.947cm" svg:x="6.058cm" svg:y="4.702cm">
          <draw:text-box>
            <text:p text:style-name="P8"><text:span text:style-name="T28">Cores</text:span></text:p>
          </draw:text-box>
        </draw:frame>
        <draw:frame draw:style-name="gr318" draw:text-style-name="P62" draw:layer="layout" svg:width="4.741cm" svg:height="0.947cm" svg:x="11.845cm" svg:y="4.702cm">
          <draw:text-box>
            <text:p text:style-name="P8"><text:span text:style-name="T28">Crail</text:span></text:p>
          </draw:text-box>
        </draw:frame>
        <draw:frame draw:style-name="gr318" draw:text-style-name="P62" draw:layer="layout" svg:width="4.421cm" svg:height="0.947cm" svg:x="16.363cm" svg:y="4.702cm">
          <draw:text-box>
            <text:p text:style-name="P8"><text:span text:style-name="T28">Reduc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5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ile</text:span></text:p>
          </draw:text-box>
        </draw:frame>
        <draw:frame draw:style-name="gr317" draw:text-style-name="P62" draw:layer="layout" svg:width="3.302cm" svg:height="0.996cm" svg:x="13.207cm" svg:y="12.4cm">
          <draw:text-box>
            <text:p text:style-name="P8"><text:span text:style-name="T28">Direct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orted key 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31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2)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log</text:span></text:p>
          </draw:text-box>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key1”</text:span></text:p>
          </draw:text-box>
        </draw:frame>
        <draw:custom-shape draw:style-name="gr330"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key2”</text:span></text:p>
          </draw:text-box>
        </draw:frame>
        <draw:frame draw:style-name="gr50" draw:text-style-name="P11" draw:layer="layout" svg:width="2.148cm" svg:height="1.916cm" svg:x="6.948cm" svg:y="9.768cm">
          <draw:text-box>
            <text:p><text:span text:style-name="T27">“</text:span><text:span text:style-name="T27">/tab1/keyn”</text:span></text:p>
          </draw:text-box>
        </draw:frame>
        <draw:frame draw:style-name="gr50" draw:text-style-name="P11" draw:layer="layout" svg:width="2.148cm" svg:height="1.916cm" svg:x="9.848cm" svg:y="9.768cm">
          <draw:text-box>
            <text:p><text:span text:style-name="T27">“</text:span><text:span text:style-name="T27">/dir1/file1”</text:span></text:p>
          </draw:text-box>
        </draw:frame>
        <draw:frame draw:style-name="gr50" draw:text-style-name="P11" draw:layer="layout" svg:width="2.148cm" svg:height="1.916cm" svg:x="12.748cm" svg:y="9.768cm">
          <draw:text-box>
            <text:p><text:span text:style-name="T27">“</text:span><text:span text:style-name="T27">/dir1/file2”</text:span></text:p>
          </draw:text-box>
        </draw:frame>
        <draw:frame draw:style-name="gr334" draw:text-style-name="P92" draw:layer="layout" svg:width="2.148cm" svg:height="0.967cm" svg:x="3.68cm" svg:y="5.329cm">
          <draw:text-box>
            <text:p text:style-name="P48"><text:span text:style-name="T27">“</text:span><text:span text:style-name="T27">/tab1”</text:span></text:p>
          </draw:text-box>
        </draw:frame>
        <draw:frame draw:style-name="gr334" draw:text-style-name="P92" draw:layer="layout" svg:width="2.148cm" svg:height="0.967cm" svg:x="9.28cm" svg:y="5.33cm">
          <draw:text-box>
            <text:p text:style-name="P48"><text:span text:style-name="T27">“</text:span><text:span text:style-name="T27">/dir1”</text:span></text:p>
          </draw:text-box>
        </draw:frame>
        <draw:frame draw:style-name="gr334" draw:text-style-name="P92" draw:layer="layout" svg:width="2.148cm" svg:height="0.967cm" svg:x="6.478cm" svg:y="3.752cm">
          <draw:text-box>
            <text:p text:style-name="P48"><text:span text:style-name="T27">“</text:span><text:span text:style-name="T27">/”</text:span></text:p>
          </draw:text-box>
        </draw:frame>
        <presentation:notes draw:style-name="dp4">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SB Benchmark: GET Latenc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8.864cm" svg:height="7.752cm" svg:x="0.198cm" svg:y="0.058cm">
          <draw:image xlink:href="Pictures/100000000000049B0000040703A54F3A1EB92E13.png" xlink:type="simple" xlink:show="embed" xlink:actuate="onLoad">
            <text:p/>
          </draw:image>
        </draw:frame>
        <draw:frame draw:style-name="gr18" draw:text-style-name="P10" draw:layer="layout" svg:width="8.865cm" svg:height="7.772cm" svg:x="9.131cm" svg:y="0.058cm">
          <draw:image xlink:href="Pictures/100000000000049E0000040D1A5305CD06CBEBF0.png" xlink:type="simple" xlink:show="embed" xlink:actuate="onLoad">
            <text:p/>
          </draw:image>
        </draw:frame>
        <draw:frame draw:style-name="gr18" draw:text-style-name="P10" draw:layer="layout" svg:width="6.45cm" svg:height="2.319cm" svg:x="17.78cm" svg:y="4.327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7" draw:style-name="dp3" draw:master-page-name="Title_20_and_20_Content" presentation:presentation-page-layout-name="AL2T19">
        <office:forms form:automatic-focus="false" form:apply-design-mode="false"/>
        <draw:frame draw:style-name="gr18" draw:text-style-name="P10" draw:layer="layout" svg:width="8.89cm" svg:height="7.798cm" svg:x="0.203cm" svg:y="0.051cm">
          <draw:image xlink:href="Pictures/10000000000004A00000040E49EE658791847D38.png" xlink:type="simple" xlink:show="embed" xlink:actuate="onLoad">
            <text:p/>
          </draw:image>
        </draw:frame>
        <draw:frame draw:style-name="gr18" draw:text-style-name="P10" draw:layer="layout" svg:width="8.89cm" svg:height="7.798cm" svg:x="9.119cm" svg:y="0.051cm">
          <draw:image xlink:href="Pictures/100000000000049E0000040C663E68AA545113AB.png" xlink:type="simple" xlink:show="embed" xlink:actuate="onLoad">
            <text:p/>
          </draw:image>
        </draw:frame>
        <draw:frame draw:style-name="gr18" draw:text-style-name="P10" draw:layer="layout" svg:width="6.45cm" svg:height="2.319cm" svg:x="17.772cm" svg:y="4.36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Crai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 Store</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2" draw:layer="layout" svg:width="15.239cm" svg:height="8.572cm" svg:x="1.905cm" svg:y="3.175cm" draw:page-number="8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text:span><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01</meta:editing-cycles>
    <meta:creation-date>2018-05-14T13:01:55.594807701</meta:creation-date>
    <dc:date>2019-10-08T15:51:06.985277587</dc:date>
    <meta:editing-duration>P6DT2H41M13S</meta:editing-duration>
    <meta:generator>LibreOffice/6.0.7.3$Linux_X86_64 LibreOffice_project/00m0$Build-3</meta:generator>
    <meta:document-statistic meta:object-count="340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